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231cm" draw:marker-start-center="false" draw:marker-end="" draw:marker-end-width="0.231cm" draw:marker-end-center="false" draw:fill="solid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231cm" draw:marker-start-center="false" draw:marker-end="" draw:marker-end-width="0.231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Extrémité_20_de_20_ligne_20_1" draw:marker-start-width="0.182cm" draw:marker-start-center="false" draw:marker-end="Extrémité_20_de_20_ligne_20_1" draw:marker-end-width="0.182cm" draw:marker-end-center="false" draw:fill="solid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="" draw:marker-start-width="0.231cm" draw:marker-start-center="false" draw:marker-end="" draw:marker-end-width="0.231cm" draw:marker-end-center="false" draw:fill="none" draw:fill-color="#ffffff" draw:textarea-horizontal-align="justify" fo:min-height="0.38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3cm" svg:stroke-color="#2323dc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62cm" fo:padding-top="0cm" fo:padding-bottom="0cm" fo:padding-left="0cm" fo:padding-right="0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19cm" svg:stroke-color="#000000" draw:marker-start="Arrow_20_concave" draw:marker-start-width="0.18cm" draw:marker-start-center="false" draw:marker-end="Arrow_20_concave" draw:marker-end-width="0.18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c0c0c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3.593cm" svg:height="6.49cm" svg:x="9.165cm" svg:y="11.562cm" svg:viewBox="0 0 3594 6491" draw:points="0,6 3582,0 3594,1195 3232,1195 2172,1789 2999,6491 608,6484 1429,1789 389,1194 14,1194">
            <text:p/>
          </draw:polygon>
          <draw:line draw:style-name="gr2" draw:text-style-name="P2" draw:layer="layout" svg:x1="9.765cm" svg:y1="18.05cm" svg:x2="12.154cm" svg:y2="18.05cm">
            <text:p/>
          </draw:line>
          <draw:line draw:style-name="gr2" draw:text-style-name="P2" draw:layer="layout" svg:x1="9.765cm" svg:y1="18.052cm" svg:x2="10.595cm" svg:y2="13.35cm">
            <text:p/>
          </draw:line>
          <draw:line draw:style-name="gr2" draw:text-style-name="P2" draw:layer="layout" svg:x1="11.329cm" svg:y1="13.35cm" svg:x2="12.159cm" svg:y2="18.052cm">
            <text:p/>
          </draw:line>
          <draw:line draw:style-name="gr2" draw:text-style-name="P2" draw:layer="layout" svg:x1="10.593cm" svg:y1="13.354cm" svg:x2="11.334cm" svg:y2="13.354cm">
            <text:p/>
          </draw:line>
          <draw:line draw:style-name="gr2" draw:text-style-name="P2" draw:layer="layout" svg:x1="10.593cm" svg:y1="13.362cm" svg:x2="9.558cm" svg:y2="12.765cm">
            <text:p/>
          </draw:line>
          <draw:line draw:style-name="gr2" draw:text-style-name="P2" draw:layer="layout" svg:x1="12.369cm" svg:y1="12.76cm" svg:x2="11.334cm" svg:y2="13.357cm">
            <text:p/>
          </draw:line>
          <draw:rect draw:style-name="gr3" draw:text-style-name="P3" draw:layer="layout" svg:width="3.583cm" svg:height="1.198cm" svg:x="9.172cm" svg:y="11.566cm">
            <text:p/>
          </draw:rect>
          <draw:line draw:style-name="gr4" draw:text-style-name="P2" draw:layer="layout" svg:x1="9.17cm" svg:y1="11.476cm" svg:x2="12.739cm" svg:y2="11.476cm">
            <text:p/>
          </draw:line>
          <draw:line draw:style-name="gr4" draw:text-style-name="P2" draw:layer="layout" svg:x1="9.085cm" svg:y1="12.767cm" svg:x2="9.085cm" svg:y2="11.573cm">
            <text:p/>
          </draw:line>
          <draw:line draw:style-name="gr4" draw:text-style-name="P2" draw:layer="layout" svg:x1="9.761cm" svg:y1="18.166cm" svg:x2="12.15cm" svg:y2="18.166cm">
            <text:p/>
          </draw:line>
          <draw:line draw:style-name="gr4" draw:text-style-name="P2" draw:layer="layout" svg:x1="10.492cm" svg:y1="13.447cm" svg:x2="9.457cm" svg:y2="12.85cm">
            <text:p/>
          </draw:line>
          <draw:frame draw:style-name="gr5" draw:text-style-name="P5" draw:layer="layout" svg:width="1.278cm" svg:height="0.38cm" svg:x="10.518cm" svg:y="11.107cm">
            <draw:text-box>
              <text:p text:style-name="P4"><text:span text:style-name="T1">1,5 m</text:span></text:p>
            </draw:text-box>
          </draw:frame>
          <draw:frame draw:style-name="gr5" draw:text-style-name="P5" draw:layer="layout" svg:width="0.983cm" svg:height="0.38cm" svg:x="10.518cm" svg:y="18.189cm">
            <draw:text-box>
              <text:p text:style-name="P4"><text:span text:style-name="T1"><text:s text:c="2"/></text:span><text:span text:style-name="T1">1 m</text:span></text:p>
            </draw:text-box>
          </draw:frame>
          <draw:frame draw:style-name="gr5" draw:text-style-name="P5" draw:layer="layout" svg:width="0.985cm" svg:height="0.38cm" draw:transform="rotate (1.5707963267949) translate (8.696cm 12.545cm)">
            <draw:text-box>
              <text:p text:style-name="P4"><text:span text:style-name="T1">0,5 m</text:span></text:p>
            </draw:text-box>
          </draw:frame>
          <draw:frame draw:style-name="gr5" draw:text-style-name="P5" draw:layer="layout" svg:width="0.973cm" svg:height="0.38cm" draw:transform="rotate (-0.522900643897501) translate (9.606cm 12.991cm)">
            <draw:text-box>
              <text:p text:style-name="P4"><text:span text:style-name="T1">0,5 m</text:span></text:p>
            </draw:text-box>
          </draw:frame>
          <draw:ellipse draw:style-name="gr6" draw:text-style-name="P2" draw:layer="layout" svg:width="0.798cm" svg:height="0.796cm" svg:x="9.358cm" svg:y="17.662cm" draw:kind="arc" draw:start-angle="1.64" draw:end-angle="78.15">
            <text:p/>
          </draw:ellipse>
          <draw:frame draw:style-name="gr5" draw:text-style-name="P5" draw:layer="layout" svg:width="0.807cm" svg:height="0.38cm" svg:x="9.934cm" svg:y="17.581cm">
            <draw:text-box>
              <text:p text:style-name="P4"><text:span text:style-name="T1"><text:s text:c="2"/></text:span><text:span text:style-name="T1">80°</text:span></text:p>
            </draw:text-box>
          </draw:frame>
          <draw:ellipse draw:style-name="gr7" draw:text-style-name="P2" draw:layer="layout" svg:width="0.031cm" svg:height="0.027cm" svg:x="8.257cm" svg:y="14.019cm" draw:kind="arc" draw:start-angle="156.96" draw:end-angle="161.34">
            <text:p/>
          </draw:ellipse>
          <draw:ellipse draw:style-name="gr6" draw:text-style-name="P2" draw:layer="layout" svg:width="0.542cm" svg:height="0.548cm" svg:x="10.284cm" svg:y="13.074cm" draw:kind="arc" draw:start-angle="0.38" draw:end-angle="148.93">
            <text:p/>
          </draw:ellipse>
          <draw:frame draw:style-name="gr5" draw:text-style-name="P5" draw:layer="layout" svg:width="0.807cm" svg:height="0.38cm" svg:x="10.591cm" svg:y="12.794cm">
            <draw:text-box>
              <text:p text:style-name="P4"><text:span text:style-name="T1">150°</text:span></text:p>
            </draw:text-box>
          </draw:frame>
          <draw:frame draw:style-name="gr8" draw:text-style-name="P6" draw:layer="layout" svg:width="0.62cm" svg:height="0.38cm" draw:transform="rotate (-1.39242367724108) translate (12.224cm 15.178cm)">
            <draw:text-box>
              <text:p text:style-name="P4"><text:span text:style-name="T2">2 m</text:span></text:p>
            </draw:text-box>
          </draw:frame>
          <draw:line draw:style-name="gr9" draw:text-style-name="P7" draw:layer="layout" svg:x1="11.557cm" svg:y1="13.308cm" svg:x2="12.353cm" svg:y2="18.08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Extrémité_20_de_20_ligne_20_1" draw:display-name="Extrémité de ligne 1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26:32.300254659</meta:creation-date>
    <dc:date>2018-02-09T16:27:22.453368281</dc:date>
    <meta:editing-duration>PT50S</meta:editing-duration>
    <meta:editing-cycles>1</meta:editing-cycles>
    <meta:document-statistic meta:object-count="24"/>
    <meta:generator>LibreOffice/6.0.0.3$MacOSX_X86_64 LibreOffice_project/64a0f66915f38c6217de274f0aa8e15618924765</meta:generator>
  </office:meta>
</office:document-meta>
</file>